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3" table:default-cell-style-name="Default"/>
        <table:table-row table:style-name="ro1">
          <table:table-cell office:value-type="string">
            <text:p>%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%</text:p>
          </table:table-cell>
          <table:table-cell office:value-type="string">
            <text:p>KAN-3</text:p>
          </table:table-cell>
          <table:table-cell office:value-type="string">
            <text:p>NC-99</text:p>
          </table:table-cell>
          <table:table-cell office:value-type="string">
            <text:p>EK-105</text:p>
          </table:table-cell>
          <table:table-cell office:value-type="string">
            <text:p>K-37</text:p>
          </table:table-cell>
          <table:table-cell office:value-type="string">
            <text:p>K-43</text:p>
          </table:table-cell>
          <table:table-cell office:value-type="string">
            <text:p>KU-5</text:p>
          </table:table-cell>
          <table:table-cell office:value-type="string">
            <text:p>MP-98</text:p>
          </table:table-cell>
          <table:table-cell office:value-type="string">
            <text:p>98-46</text:p>
          </table:table-cell>
          <table:table-cell office:value-type="string">
            <text:p>98-78</text:p>
          </table:table-cell>
          <table:table-cell office:value-type="string">
            <text:p>98-39</text:p>
          </table:table-cell>
          <table:table-cell office:value-type="string">
            <text:p>KO2</text:p>
          </table:table-cell>
          <table:table-cell office:value-type="string">
            <text:p>316I</text:p>
          </table:table-cell>
          <table:table-cell office:value-type="string">
            <text:p>306I</text:p>
          </table:table-cell>
          <table:table-cell office:value-type="string">
            <text:p>98-43B</text:p>
          </table:table-cell>
          <table:table-cell office:value-type="string">
            <text:p>K-67</text:p>
          </table:table-cell>
          <table:table-cell office:value-type="string">
            <text:p>K-76</text:p>
          </table:table-cell>
          <table:table-cell office:value-type="string">
            <text:p>BALM4x1</text:p>
          </table:table-cell>
          <table:table-cell office:value-type="string">
            <text:p>PNG</text:p>
          </table:table-cell>
          <table:table-cell office:value-type="string">
            <text:p>BG</text:p>
          </table:table-cell>
          <table:table-cell office:value-type="string">
            <text:p>WG</text:p>
          </table:table-cell>
          <table:table-cell office:value-type="string">
            <text:p>SCG</text:p>
          </table:table-cell>
          <table:table-cell/>
        </table:table-row>
        <table:table-row table:style-name="ro1">
          <table:table-cell office:value-type="string">
            <text:p>% Min ID</text:p>
          </table:table-cell>
          <table:table-cell office:value-type="string">
            <text:p>Charnokite</text:p>
          </table:table-cell>
          <table:table-cell office:value-type="string">
            <text:p>Charnokite</text:p>
          </table:table-cell>
          <table:table-cell office:value-type="string">
            <text:p>Charnokite</text:p>
          </table:table-cell>
          <table:table-cell office:value-type="string">
            <text:p>Charnokite</text:p>
          </table:table-cell>
          <table:table-cell office:value-type="string">
            <text:p>Charnokite</text:p>
          </table:table-cell>
          <table:table-cell office:value-type="string">
            <text:p>Charnokite</text:p>
          </table:table-cell>
          <table:table-cell office:value-type="string">
            <text:p>Enderbite</text:p>
          </table:table-cell>
          <table:table-cell office:value-type="string">
            <text:p>Enderbite</text:p>
          </table:table-cell>
          <table:table-cell office:value-type="string">
            <text:p>Enderbite</text:p>
          </table:table-cell>
          <table:table-cell office:value-type="string">
            <text:p>Enderbite</text:p>
          </table:table-cell>
          <table:table-cell office:value-type="string">
            <text:p>Mafic Granulite</text:p>
          </table:table-cell>
          <table:table-cell office:value-type="string">
            <text:p>Mafic Granulite</text:p>
          </table:table-cell>
          <table:table-cell office:value-type="string">
            <text:p>Mafic Granulite</text:p>
          </table:table-cell>
          <table:table-cell office:value-type="string">
            <text:p>Orthogniess</text:p>
          </table:table-cell>
          <table:table-cell office:value-type="string">
            <text:p>Paragneiss</text:p>
          </table:table-cell>
          <table:table-cell office:value-type="string">
            <text:p>Paragneiss</text:p>
          </table:table-cell>
          <table:table-cell office:value-type="string">
            <text:p>Lherzolite</text:p>
          </table:table-cell>
          <table:table-cell office:value-type="string">
            <text:p>Lherzolite</text:p>
          </table:table-cell>
          <table:table-cell table:number-columns-repeated="3" office:value-type="string">
            <text:p>Granite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.2">
            <text:p>32.2</text:p>
          </table:table-cell>
          <table:table-cell office:value-type="float" office:value="34.5">
            <text:p>34.5</text:p>
          </table:table-cell>
          <table:table-cell office:value-type="float" office:value="26.9">
            <text:p>26.9</text:p>
          </table:table-cell>
          <table:table-cell office:value-type="float" office:value="19.9">
            <text:p>19.9</text:p>
          </table:table-cell>
          <table:table-cell office:value-type="float" office:value="0.5">
            <text:p>0.5</text:p>
          </table:table-cell>
          <table:table-cell office:value-type="float" office:value="44.2">
            <text:p>44.2</text:p>
          </table:table-cell>
          <table:table-cell office:value-type="float" office:value="36">
            <text:p>36</text:p>
          </table:table-cell>
          <table:table-cell office:value-type="float" office:value="25.8">
            <text:p>25.8</text:p>
          </table:table-cell>
          <table:table-cell office:value-type="float" office:value="21.6">
            <text:p>21.6</text:p>
          </table:table-cell>
          <table:table-cell office:value-type="float" office:value="7.4">
            <text:p>7.4</text:p>
          </table:table-cell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.7">
            <text:p>16.7</text:p>
          </table:table-cell>
          <table:table-cell office:value-type="float" office:value="30.4">
            <text:p>30.4</text:p>
          </table:table-cell>
          <table:table-cell office:value-type="float" office:value="24.7">
            <text:p>24.7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% Quart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7">
            <text:p>42.7</text:p>
          </table:table-cell>
          <table:table-cell office:value-type="float" office:value="32">
            <text:p>32</text:p>
          </table:table-cell>
          <table:table-cell office:value-type="float" office:value="50.7">
            <text:p>50.7</text:p>
          </table:table-cell>
          <table:table-cell office:value-type="float" office:value="47.6">
            <text:p>47.6</text:p>
          </table:table-cell>
          <table:table-cell office:value-type="float" office:value="57">
            <text:p>57</text:p>
          </table:table-cell>
          <table:table-cell office:value-type="float" office:value="9.2">
            <text:p>9.2</text:p>
          </table:table-cell>
          <table:table-cell office:value-type="float" office:value="5">
            <text:p>5</text:p>
          </table:table-cell>
          <table:table-cell office:value-type="float" office:value="7.3">
            <text:p>7.3</text:p>
          </table:table-cell>
          <table:table-cell office:value-type="float" office:value="12.6">
            <text:p>12.6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9.6">
            <text:p>9.6</text:p>
          </table:table-cell>
          <table:table-cell office:value-type="float" office:value="5.9">
            <text:p>5.9</text:p>
          </table:table-cell>
          <table:table-cell office:value-type="float" office:value="20.6">
            <text:p>20.6</text:p>
          </table:table-cell>
          <table:table-cell office:value-type="float" office:value="28.8">
            <text:p>28.8</text:p>
          </table:table-cell>
          <table:table-cell office:value-type="float" office:value="58.3">
            <text:p>58.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string">
            <text:p>% K-feldspa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.9574507749722">
            <text:p>13.96</text:p>
          </table:table-cell>
          <table:table-cell office:value-type="float" office:value="15.0738818169286">
            <text:p>15.07</text:p>
          </table:table-cell>
          <table:table-cell office:value-type="float" office:value="8.93724741849855">
            <text:p>8.94</text:p>
          </table:table-cell>
          <table:table-cell office:value-type="float" office:value="11.342915014382">
            <text:p>11.34</text:p>
          </table:table-cell>
          <table:table-cell office:value-type="float" office:value="19.2183869142557">
            <text:p>19.22</text:p>
          </table:table-cell>
          <table:table-cell office:value-type="float" office:value="22.1939250251216">
            <text:p>22.19</text:p>
          </table:table-cell>
          <table:table-cell office:value-type="float" office:value="26.0214760589612">
            <text:p>26.02</text:p>
          </table:table-cell>
          <table:table-cell office:value-type="float" office:value="25.7026816042143">
            <text:p>25.7</text:p>
          </table:table-cell>
          <table:table-cell office:value-type="float" office:value="26.2220228408912">
            <text:p>26.22</text:p>
          </table:table-cell>
          <table:table-cell office:value-type="float" office:value="28.1590042530644">
            <text:p>28.16</text:p>
          </table:table-cell>
          <table:table-cell office:value-type="float" office:value="7.2301220554787">
            <text:p>7.23</text:p>
          </table:table-cell>
          <table:table-cell office:value-type="float" office:value="9.7308675923893">
            <text:p>9.73</text:p>
          </table:table-cell>
          <table:table-cell office:value-type="float" office:value="14.9852853701728">
            <text:p>14.99</text:p>
          </table:table-cell>
          <table:table-cell office:value-type="float" office:value="20.7911548139079">
            <text:p>20.79</text:p>
          </table:table-cell>
          <table:table-cell office:value-type="float" office:value="20.9060491559729">
            <text:p>20.91</text:p>
          </table:table-cell>
          <table:table-cell office:value-type="float" office:value="2.54332762557111">
            <text:p>2.54</text:p>
          </table:table-cell>
          <table:table-cell table:number-columns-repeated="2" office:value-type="float" office:value="0">
            <text:p>0</text:p>
          </table:table-cell>
          <table:table-cell office:value-type="float" office:value="27.75">
            <text:p>27.75</text:p>
          </table:table-cell>
          <table:table-cell office:value-type="float" office:value="33.3">
            <text:p>33.3</text:p>
          </table:table-cell>
          <table:table-cell office:value-type="float" office:value="32">
            <text:p>32</text:p>
          </table:table-cell>
          <table:table-cell office:value-type="string">
            <text:p>% Albit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6425492250278">
            <text:p>3.64</text:p>
          </table:table-cell>
          <table:table-cell office:value-type="float" office:value="3.72611818307138">
            <text:p>3.73</text:p>
          </table:table-cell>
          <table:table-cell office:value-type="float" office:value="2.26275258150145">
            <text:p>2.26</text:p>
          </table:table-cell>
          <table:table-cell office:value-type="float" office:value="3.15708498561798">
            <text:p>3.16</text:p>
          </table:table-cell>
          <table:table-cell office:value-type="float" office:value="5.88161308574428">
            <text:p>5.88</text:p>
          </table:table-cell>
          <table:table-cell office:value-type="float" office:value="10.9060749748784">
            <text:p>10.91</text:p>
          </table:table-cell>
          <table:table-cell office:value-type="float" office:value="7.97852394103878">
            <text:p>7.98</text:p>
          </table:table-cell>
          <table:table-cell office:value-type="float" office:value="9.99731839578567">
            <text:p>10</text:p>
          </table:table-cell>
          <table:table-cell office:value-type="float" office:value="10.3779771591088">
            <text:p>10.38</text:p>
          </table:table-cell>
          <table:table-cell office:value-type="float" office:value="8.84099574693559">
            <text:p>8.84</text:p>
          </table:table-cell>
          <table:table-cell office:value-type="float" office:value="14.7698779445213">
            <text:p>14.77</text:p>
          </table:table-cell>
          <table:table-cell office:value-type="float" office:value="17.7691324076107">
            <text:p>17.77</text:p>
          </table:table-cell>
          <table:table-cell office:value-type="float" office:value="18.6147146298272">
            <text:p>18.61</text:p>
          </table:table-cell>
          <table:table-cell office:value-type="float" office:value="9.10884518609207">
            <text:p>9.11</text:p>
          </table:table-cell>
          <table:table-cell office:value-type="float" office:value="4.79395084402713">
            <text:p>4.79</text:p>
          </table:table-cell>
          <table:table-cell office:value-type="float" office:value="0.856672374428888">
            <text:p>0.86</text:p>
          </table:table-cell>
          <table:table-cell table:number-columns-repeated="2" office:value-type="float" office:value="0">
            <text:p>0</text:p>
          </table:table-cell>
          <table:table-cell office:value-type="float" office:value="9.25">
            <text:p>9.25</text:p>
          </table:table-cell>
          <table:table-cell office:value-type="float" office:value="3.7">
            <text:p>3.7</text:p>
          </table:table-cell>
          <table:table-cell office:value-type="float" office:value="8">
            <text:p>8</text:p>
          </table:table-cell>
          <table:table-cell office:value-type="string">
            <text:p>% Anorthit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1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% Muscovit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 table:number-columns-repeated="2"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5.9">
            <text:p>5.9</text:p>
          </table:table-cell>
          <table:table-cell office:value-type="float" office:value="7.2">
            <text:p>7.2</text:p>
          </table:table-cell>
          <table:table-cell office:value-type="float" office:value="8.6">
            <text:p>8.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% Biotit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.2">
            <text:p>1.2</text:p>
          </table:table-cell>
          <table:table-cell table:number-columns-repeated="5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46.5">
            <text:p>46.5</text:p>
          </table:table-cell>
          <table:table-cell office:value-type="float" office:value="0.4">
            <text:p>0.4</text:p>
          </table:table-cell>
          <table:table-cell office:value-type="float" office:value="27">
            <text:p>27</text:p>
          </table:table-cell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% Amphibol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0.327898705889393">
            <text:p>0.33</text:p>
          </table:table-cell>
          <table:table-cell office:value-type="float" office:value="0.234910788938342">
            <text:p>0.23</text:p>
          </table:table-cell>
          <table:table-cell table:number-columns-repeated="6" office:value-type="float" office:value="0">
            <text:p>0</text:p>
          </table:table-cell>
          <table:table-cell office:value-type="float" office:value="6.9899963456959">
            <text:p>6.99</text:p>
          </table:table-cell>
          <table:table-cell office:value-type="float" office:value="1.07797141216625">
            <text:p>1.08</text:p>
          </table:table-cell>
          <table:table-cell office:value-type="float" office:value="19.3649951675258">
            <text:p>19.36</text:p>
          </table:table-cell>
          <table:table-cell office:value-type="float" office:value="0.203424376493684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2.7">
            <text:p>2.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% Diopsid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.24710129411061">
            <text:p>1.25</text:p>
          </table:table-cell>
          <table:table-cell office:value-type="float" office:value="1.61268837598859">
            <text:p>1.61</text:p>
          </table:table-cell>
          <table:table-cell table:number-columns-repeated="6" office:value-type="float" office:value="0">
            <text:p>0</text:p>
          </table:table-cell>
          <table:table-cell office:value-type="float" office:value="5.54348097611835">
            <text:p>5.54</text:p>
          </table:table-cell>
          <table:table-cell office:value-type="float" office:value="0.95653422817881">
            <text:p>0.96</text:p>
          </table:table-cell>
          <table:table-cell office:value-type="float" office:value="17.8490336094526">
            <text:p>17.85</text:p>
          </table:table-cell>
          <table:table-cell office:value-type="float" office:value="0.187141661242165">
            <text:p>0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% Hedenbergit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377965300725264">
            <text:p>0.38</text:p>
          </table:table-cell>
          <table:table-cell office:value-type="float" office:value="3.24705852472063">
            <text:p>3.25</text:p>
          </table:table-cell>
          <table:table-cell office:value-type="float" office:value="1.17106680674783">
            <text:p>1.17</text:p>
          </table:table-cell>
          <table:table-cell office:value-type="float" office:value="0.718667752599505">
            <text:p>0.72</text:p>
          </table:table-cell>
          <table:table-cell office:value-type="float" office:value="6.05242200292734">
            <text:p>6.05</text:p>
          </table:table-cell>
          <table:table-cell office:value-type="float" office:value="1.95628486601184">
            <text:p>1.96</text:p>
          </table:table-cell>
          <table:table-cell office:value-type="float" office:value="3.07723020311905">
            <text:p>3.08</text:p>
          </table:table-cell>
          <table:table-cell office:value-type="float" office:value="8.25997560431556">
            <text:p>8.26</text:p>
          </table:table-cell>
          <table:table-cell office:value-type="float" office:value="8.86190051696591">
            <text:p>8.86</text:p>
          </table:table-cell>
          <table:table-cell office:value-type="float" office:value="17.3778729394235">
            <text:p>17.38</text:p>
          </table:table-cell>
          <table:table-cell office:value-type="float" office:value="4.72183106585007">
            <text:p>4.72</text:p>
          </table:table-cell>
          <table:table-cell office:value-type="float" office:value="1.14737505103174">
            <text:p>1.15</text:p>
          </table:table-cell>
          <table:table-cell office:value-type="float" office:value="8.73488472758775">
            <text:p>8.73</text:p>
          </table:table-cell>
          <table:table-cell office:value-type="float" office:value="0.265336143252631">
            <text:p>0.27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10.932">
            <text:p>10.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 Enstatit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622034699274736">
            <text:p>0.62</text:p>
          </table:table-cell>
          <table:table-cell office:value-type="float" office:value="8.45294147527937">
            <text:p>8.45</text:p>
          </table:table-cell>
          <table:table-cell office:value-type="float" office:value="4.45393319325217">
            <text:p>4.45</text:p>
          </table:table-cell>
          <table:table-cell office:value-type="float" office:value="4.93373308247356">
            <text:p>4.93</text:p>
          </table:table-cell>
          <table:table-cell office:value-type="float" office:value="9.44757799707267">
            <text:p>9.45</text:p>
          </table:table-cell>
          <table:table-cell office:value-type="float" office:value="2.54371513398816">
            <text:p>2.54</text:p>
          </table:table-cell>
          <table:table-cell office:value-type="float" office:value="3.52276979688095">
            <text:p>3.52</text:p>
          </table:table-cell>
          <table:table-cell office:value-type="float" office:value="9.94002439568444">
            <text:p>9.94</text:p>
          </table:table-cell>
          <table:table-cell office:value-type="float" office:value="13.9380994830341">
            <text:p>13.94</text:p>
          </table:table-cell>
          <table:table-cell office:value-type="float" office:value="18.6221270605765">
            <text:p>18.62</text:p>
          </table:table-cell>
          <table:table-cell office:value-type="float" office:value="3.74469161233568">
            <text:p>3.74</text:p>
          </table:table-cell>
          <table:table-cell office:value-type="float" office:value="1.0181193086232">
            <text:p>1.02</text:p>
          </table:table-cell>
          <table:table-cell office:value-type="float" office:value="8.05108649543383">
            <text:p>8.05</text:p>
          </table:table-cell>
          <table:table-cell office:value-type="float" office:value="0.24409781901152">
            <text:p>0.24</text:p>
          </table:table-cell>
          <table:table-cell table:number-columns-repeated="2"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1.068">
            <text:p>1.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 Ferrosillit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16" office:value-type="float" office:value="0">
            <text:p>0</text:p>
          </table:table-cell>
          <table:table-cell office:value-type="float" office:value="68.4">
            <text:p>68.4</text:p>
          </table:table-cell>
          <table:table-cell office:value-type="float" office:value="79.257">
            <text:p>79.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 Fosterit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16" office:value-type="float" office:value="0">
            <text:p>0</text:p>
          </table:table-cell>
          <table:table-cell office:value-type="float" office:value="7.59999999999999">
            <text:p>7.6</text:p>
          </table:table-cell>
          <table:table-cell office:value-type="float" office:value="7.74300000000001">
            <text:p>7.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 Fayalite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 Spine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float" office:value="8.4">
            <text:p>8.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29.2">
            <text:p>29.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% Garnet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9">01/09/2010</text:date>, <text:time>12:5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errick Hasterok</meta:initial-creator>
    <meta:creation-date>2010-01-08T18:18:55</meta:creation-date>
    <dc:date>2010-01-09T12:56:33</dc:date>
    <dc:creator>Derrick Hasterok</dc:creator>
    <meta:editing-duration>PT01H00M28S</meta:editing-duration>
    <meta:editing-cycles>2</meta:editing-cycles>
    <meta:generator>OpenOffice.org/3.1$Unix OpenOffice.org_project/310m19$Build-9420</meta:generator>
    <meta:document-statistic meta:table-count="3" meta:cell-count="411" meta:object-count="0"/>
  </office:meta>
</office:document-meta>
</file>